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ElementInfo.getMaxLife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lementInfo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lementInfo.getCre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ElementInfo.isE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acheElement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heElementInfo.getExpiresIn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